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3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4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5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6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7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8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9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0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totype 3</text:p>
      <text:p text:style-name="P1"/>
      <text:p text:style-name="P2">Societies</text:p>
      <text:p text:style-name="P3"/>
      <text:p text:style-name="P3">Tier 1</text:p>
      <text:list xml:id="list6571480806655397352" text:style-name="L1">
        <text:list-item>
          <text:p text:style-name="P4">Farmland</text:p>
          <text:list>
            <text:list-item>
              <text:p text:style-name="P4">Restricted to grassland terrain</text:p>
            </text:list-item>
            <text:list-item>
              <text:p text:style-name="P4">Needs nothing</text:p>
            </text:list-item>
            <text:list-item>
              <text:p text:style-name="P4">Produces 1 food</text:p>
            </text:list-item>
            <text:list-item>
              <text:p text:style-name="P4">Wants 1 hi-tech goods, 1 service goods</text:p>
            </text:list-item>
          </text:list>
        </text:list-item>
        <text:list-item>
          <text:p text:style-name="P4">Lumber Camp</text:p>
          <text:list>
            <text:list-item>
              <text:p text:style-name="P4">Restricted to forest terrain</text:p>
            </text:list-item>
            <text:list-item>
              <text:p text:style-name="P4">Needs nothing</text:p>
            </text:list-item>
            <text:list-item>
              <text:p text:style-name="P4">Produces 1 wood</text:p>
            </text:list-item>
            <text:list-item>
              <text:p text:style-name="P4">Wants 1 hi-tech goods, 1 heavy machinery</text:p>
            </text:list-item>
          </text:list>
        </text:list-item>
        <text:list-item>
          <text:p text:style-name="P4">Mine</text:p>
          <text:list>
            <text:list-item>
              <text:p text:style-name="P4">Restricted to mountainous terrain</text:p>
            </text:list-item>
            <text:list-item>
              <text:p text:style-name="P4">Needs nothing</text:p>
            </text:list-item>
            <text:list-item>
              <text:p text:style-name="P4">Produces 1 ore</text:p>
            </text:list-item>
            <text:list-item>
              <text:p text:style-name="P4">Wants 1 hi-tech goods, 1 heavy machinery</text:p>
            </text:list-item>
          </text:list>
        </text:list-item>
        <text:list-item>
          <text:p text:style-name="P4">Cotton Plantation</text:p>
          <text:list>
            <text:list-item>
              <text:p text:style-name="P4">Restricted to grassland terrain</text:p>
            </text:list-item>
            <text:list-item>
              <text:p text:style-name="P4">Needs nothing</text:p>
            </text:list-item>
            <text:list-item>
              <text:p text:style-name="P4">Produces 1 cotton</text:p>
            </text:list-item>
            <text:list-item>
              <text:p text:style-name="P4">Wants 1 hi-tech goods, 1 service goods</text:p>
            </text:list-item>
          </text:list>
        </text:list-item>
      </text:list>
      <text:p text:style-name="P3"/>
      <text:p text:style-name="P3">Tier 1 Ascensions</text:p>
      <text:list xml:id="list3262119022277102618" text:style-name="L12">
        <text:list-item>
          <text:p text:style-name="P8">Into Textile Mill Village when supplied with 6 food and 6 cotton.</text:p>
        </text:list-item>
        <text:list-item>
          <text:p text:style-name="P8">Into Steel Mill Village when supplied with 6 food and 6 ore.</text:p>
        </text:list-item>
        <text:list-item>
          <text:p text:style-name="P8">Into Sawmill Village when supplied with 6 food and 6 lumber.</text:p>
        </text:list-item>
      </text:list>
      <text:p text:style-name="P3"/>
      <text:p text:style-name="P3">Tier 2</text:p>
      <text:list xml:id="list6604813960816292154" text:style-name="L2">
        <text:list-item>
          <text:p text:style-name="P5">Textile Mill Village</text:p>
          <text:list>
            <text:list-item>
              <text:p text:style-name="P5">Restricted to non-mountainous terrain</text:p>
            </text:list-item>
            <text:list-item>
              <text:p text:style-name="P5">Needs 2 food and 2 cotton</text:p>
            </text:list-item>
            <text:list-item>
              <text:p text:style-name="P5">Produces 2 textiles</text:p>
            </text:list-item>
            <text:list-item>
              <text:p text:style-name="P5">Wants 1 hi-tech goods, 1 service goods</text:p>
            </text:list-item>
          </text:list>
        </text:list-item>
        <text:list-item>
          <text:p text:style-name="P5">Steel Mill Village</text:p>
          <text:list>
            <text:list-item>
              <text:p text:style-name="P5">Restricted to non-mountainous terrain</text:p>
            </text:list-item>
            <text:list-item>
              <text:p text:style-name="P5">Needs 2 food and 2 ore</text:p>
            </text:list-item>
            <text:list-item>
              <text:p text:style-name="P5">Produces 2 steel</text:p>
            </text:list-item>
            <text:list-item>
              <text:p text:style-name="P5">Wants 1 hi-tech goods, 1 heavy machinery</text:p>
            </text:list-item>
          </text:list>
        </text:list-item>
        <text:list-item>
          <text:p text:style-name="P5">Sawmill Village</text:p>
          <text:list>
            <text:list-item>
              <text:p text:style-name="P5">Restricted to non-mountainous terrain</text:p>
            </text:list-item>
            <text:list-item>
              <text:p text:style-name="P5">Needs 2 food and 2 wood</text:p>
            </text:list-item>
            <text:list-item>
              <text:p text:style-name="P5">Produces 2 lumber</text:p>
            </text:list-item>
            <text:list-item>
              <text:p text:style-name="P5">Wants 1 hi-tech goods, 1 service goods</text:p>
            </text:list-item>
          </text:list>
        </text:list-item>
      </text:list>
      <text:p text:style-name="P3"/>
      <text:p text:style-name="P3"><text:soft-page-break/>Tier 2 Ascensions</text:p>
      <text:list xml:id="list1068237725558024231" text:style-name="L13">
        <text:list-item>
          <text:p text:style-name="P9">Into Factory Town when supplied with 9 food, 6 textiles, and 9 steel</text:p>
        </text:list-item>
        <text:list-item>
          <text:p text:style-name="P9">Into Suburban Town when supplied with 9 food, 6 textiles, and 9 lumber</text:p>
        </text:list-item>
      </text:list>
      <text:p text:style-name="P3"/>
      <text:p text:style-name="P3">Tier 3</text:p>
      <text:list xml:id="list1566759724253745590" text:style-name="L3">
        <text:list-item>
          <text:p text:style-name="P6">Factory Town</text:p>
          <text:list>
            <text:list-item>
              <text:p text:style-name="P6">Restricted to grassland terrain</text:p>
            </text:list-item>
            <text:list-item>
              <text:p text:style-name="P6">Needs 3 food, 2 textiles, and 3 steel</text:p>
            </text:list-item>
            <text:list-item>
              <text:p text:style-name="P6">Produces 3 heavy machinery</text:p>
            </text:list-item>
            <text:list-item>
              <text:p text:style-name="P6">Wants 1 hi-tech goods</text:p>
            </text:list-item>
          </text:list>
        </text:list-item>
        <text:list-item>
          <text:p text:style-name="P6">Suburban Town</text:p>
          <text:list>
            <text:list-item>
              <text:p text:style-name="P6">Restricted to grassland terrain</text:p>
            </text:list-item>
            <text:list-item>
              <text:p text:style-name="P6">Needs 3 food, 2 textiles, and 3 lumber</text:p>
            </text:list-item>
            <text:list-item>
              <text:p text:style-name="P6">Produces 3 service goods</text:p>
            </text:list-item>
            <text:list-item>
              <text:p text:style-name="P6">Wants 1 hi-tech goods</text:p>
            </text:list-item>
          </text:list>
        </text:list-item>
      </text:list>
      <text:p text:style-name="P3"/>
      <text:p text:style-name="P3">Tier 3 ascensions</text:p>
      <text:list xml:id="list8583884621435768335" text:style-name="L14">
        <text:list-item>
          <text:p text:style-name="P10">Into City when supplied with 12 food, 9 textiles, 9 steel, 9 lumber, 6 heavy machinery, and 6 service goods</text:p>
        </text:list-item>
      </text:list>
      <text:p text:style-name="P3"/>
      <text:p text:style-name="P3">Tier 4</text:p>
      <text:list xml:id="list8882665145409019360" text:style-name="L4">
        <text:list-item>
          <text:p text:style-name="P7">City</text:p>
          <text:list>
            <text:list-item>
              <text:p text:style-name="P7">Restricted to grassland terrain</text:p>
            </text:list-item>
            <text:list-item>
              <text:p text:style-name="P7">Needs 4 food, 3 textiles, 3 steel, 3 lumber, 2 heavy machinery, and 2 service goods</text:p>
            </text:list-item>
            <text:list-item>
              <text:p text:style-name="P7">Produces 4 hi-tech goods</text:p>
            </text:list-item>
            <text:list-item>
              <text:p text:style-name="P7">Wants nothing</text:p>
            </text:list-item>
          </text:list>
        </text:list-item>
      </text:list>
      <text:p text:style-name="P3"/>
      <text:p text:style-name="P3"/>
      <text:p text:style-name="P3"/>
      <text:p text:style-name="P2">Terrain</text:p>
      <text:p text:style-name="P2"/>
      <text:p text:style-name="P3">Grasslands</text:p>
      <text:list xml:id="list3277206659149076895" text:style-name="L15">
        <text:list-item>
          <text:p text:style-name="P11">Can support farmlands, cotton plantations, all tier 2 societies, all tier 3 societies, and all tier 4 societies.</text:p>
        </text:list-item>
        <text:list-item>
          <text:p text:style-name="P11">Can construct a farmland or a cotton plantation with 10 of any combination of lumber, steel and textiles.</text:p>
        </text:list-item>
        <text:list-item>
          <text:p text:style-name="P11">Can be turned into forest with 20 hi-tech goods.</text:p>
        </text:list-item>
      </text:list>
      <text:p text:style-name="P3"/>
      <text:p text:style-name="P3">Forests</text:p>
      <text:list xml:id="list8678596404335989155" text:style-name="L16">
        <text:list-item>
          <text:p text:style-name="P12">Can support lumber camps and all tier 2 societies.</text:p>
        </text:list-item>
        <text:list-item>
          <text:p text:style-name="P12">Can construct a lumber camp with 10 of any combination of lumber, steel, and textiles.</text:p>
        </text:list-item>
        <text:list-item>
          <text:p text:style-name="P12">Can be turned into a grassland with 10 heavy machinery.</text:p>
        </text:list-item>
      </text:list>
      <text:p text:style-name="P3"/>
      <text:p text:style-name="P3">Mountains</text:p>
      <text:list xml:id="list8519168115649729528" text:style-name="L17">
        <text:list-item>
          <text:p text:style-name="P13">Can support mines.</text:p>
        </text:list-item>
        <text:list-item>
          <text:p text:style-name="P13">Can construct a mine with 10 of any combination of lumber, steel, and textiles.</text:p>
        </text:list-item>
      </text:list>
      <text:p text:style-name="P3"/>
      <text:p text:style-name="P3"/>
      <text:p text:style-name="P2">Highways</text:p>
      <text:list xml:id="list5957244478161579818" text:style-name="L18">
        <text:list-item>
          <text:p text:style-name="P14">Can be constructed for free.</text:p>
        </text:list-item>
        <text:list-item>
          <text:p text:style-name="P14"><text:soft-page-break/>Have a base efficiency of 1.</text:p>
        </text:list-item>
        <text:list-item>
          <text:p text:style-name="P14">Efficiency increases resource travel rate and pull cooldown.</text:p>
        </text:list-item>
        <text:list-item>
          <text:p text:style-name="P14">Can gain efficiency for requesting and receiving (through HighwayManager) heavy machinery, service goods, and hi-tech goods.</text:p>
        </text:list-item>
      </text:list>
      <text:p text:style-name="P3"/>
      <text:p text:style-name="P2">Resource Depots</text:p>
      <text:list xml:id="list1797632941755162872" text:style-name="L19">
        <text:list-item>
          <text:p text:style-name="P15">Can be constructed on non-mountainous terrain for 10 of any combination of steel and lumber.</text:p>
        </text:list-item>
        <text:list-item>
          <text:p text:style-name="P15">Can store up to 30 resources of any type.</text:p>
        </text:list-item>
      </text:list>
      <text:p text:style-name="P3"/>
      <text:p text:style-name="P2">Highway Managers</text:p>
      <text:list xml:id="list5753657699205743812" text:style-name="L20">
        <text:list-item>
          <text:p text:style-name="P16">Can be constructed on grasslands for 15 service goods.</text:p>
        </text:list-item>
        <text:list-item>
          <text:p text:style-name="P16">Can manage highways up to 4 edges away, consuming their upkeeps and modifying their efficiencies.</text:p>
        </text:list-item>
      </text:list>
      <text:p text:style-name="P3"/>
      <text:p text:style-name="P3">A closed city configuration will generate surplus resources of all types except foo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15S</meta:editing-duration>
    <meta:editing-cycles>8</meta:editing-cycles>
    <meta:generator>OpenOffice/4.1.1$Win32 OpenOffice.org_project/411m6$Build-9775</meta:generator>
    <dc:date>2017-05-01T15:14:03.62</dc:date>
    <meta:document-statistic meta:table-count="0" meta:image-count="0" meta:object-count="0" meta:page-count="3" meta:paragraph-count="89" meta:word-count="583" meta:character-count="3074"/>
    <meta:user-defined meta:name="Info 1"/>
    <meta:user-defined meta:name="Info 2"/>
    <meta:user-defined meta:name="Info 3"/>
    <meta:user-defined meta:name="Info 4"/>
  </office:meta>
</office:document-meta>
</file>